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4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fo:border="0.74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="0.74pt solid #000000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°</text:p>
          </table:table-cell>
          <table:table-cell table:style-name="ce3" office:value-type="string" calcext:value-type="string">
            <text:p>Net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3.3V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ND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1-Pad2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P3-Pad2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C2-Pad1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U1-Pad4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C3-Pad2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U1-Pad5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C4-Pad1</text:p>
          </table:table-cell>
          <table:table-cell table:style-name="ce1" office:value-type="string" calcext:value-type="string">
            <text:p>default</text:p>
          </table:table-cell>
          <table:table-cell table:style-name="ce1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U2-Pad4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U2-Pad5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U3-Pad0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U3-Pad1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U3-Pad10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U3-Pad11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U3-Pad2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U3-Pad3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U3-Pad4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U3-Pad5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U3-Pad6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U3-Pad7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U3-Pad8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U3-Pad9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U3-PadA10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U3-PadA11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U3-PadAGN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U3-PadAREF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U3-PadBGN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U3-PadDAC)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U3-PadNU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U3-PadProg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U3-PadVba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NU</text:p>
          </table:table-cell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D1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D1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D2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D2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D3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D4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D4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P1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P1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P2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P2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P3-Pad4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R10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R11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R12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R13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R17-Pad2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R18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SW1-Pad1</text:p>
          </table:table-cell>
          <table:table-cell table:style-name="ce1" office:value-type="string" calcext:value-type="string">
            <text:p>inter</text:p>
          </table:table-cell>
          <table:table-cell table:style-name="ce1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4" office:value-type="string" calcext:value-type="string">
            <text:p>‘+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4" office:value-type="string" calcext:value-type="string">
            <text:p>‘+BATT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P5-Pad2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2" table:number-rows-repeated="104852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D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net-classes</text:span></text:p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page-number>1</text:page-number> /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6:53:39.61261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34:26.536801194</meta:creation-date>
    <meta:print-date>2017-02-24T17:19:01.917460778</meta:print-date>
    <dc:date>2017-02-24T18:49:17.088800000</dc:date>
    <meta:editing-duration>PT1H50M49S</meta:editing-duration>
    <meta:editing-cycles>4</meta:editing-cycles>
    <meta:generator>LibreOffice/5.1.4.2$Linux_x86 LibreOffice_project/10m0$Build-2</meta:generator>
    <meta:document-statistic meta:table-count="1" meta:cell-count="189" meta:object-count="0"/>
  </office:meta>
</office:document-meta>
</file>